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22pt" style:font-size-asian="22pt" style:font-size-complex="22pt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 style:list-style-name="L1">
      <style:text-properties fo:font-size="16pt" style:font-size-asian="16pt" style:font-size-complex="16pt"/>
    </style:style>
    <style:style style:name="P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7" style:family="paragraph" style:parent-style-name="Standard" style:list-style-name="L4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 style:parent-style-name="Standard" style:list-style-name="L5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9" style:family="paragraph" style:parent-style-name="Standard" style:list-style-name="L6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P11" style:family="paragraph" style:parent-style-name="Table_20_Contents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prefix="(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ésumé de l'avancée du TIPE</text:p>
      <text:p text:style-name="P1"/>
      <text:p text:style-name="P2"><text:span text:style-name="T1">→ Enjeux :</text:span> Réussir à s'authentifier auprès d'un tiers sans partager d'information personnelle </text:p>
      <text:p text:style-name="P2"/>
      <text:p text:style-name="P2">On appellera Alice la personne souhaitant s'authentifier, Bob la personne vérifiant l'identité d'Alice, et Eve une troisième personne espionnant l'échange.</text:p>
      <text:p text:style-name="P2"/>
      <text:p text:style-name="P2">Alice possède une clé privée s associée à une clé publique p, et Bob souhaite avoir la confirmation qu'Alice possède bien la clé publique s</text:p>
      <text:p text:style-name="P2"/>
      <text:p text:style-name="P4">→ Caractéristiques du protocole :</text:p>
      <text:list xml:id="list6795123869944004353" text:style-name="L1">
        <text:list-item>
          <text:list>
            <text:list-item>
              <text:p text:style-name="P3">(1) Si Alice connaît s, et qu'Alice et Bob suivent le protocole honnêtement, Bob doit être convaincu qu'Alice connaît s. (Completeness)</text:p>
            </text:list-item>
            <text:list-item>
              <text:p text:style-name="P3">(2) Si Alice ne connaît pas s, Alice ne doit pas pouvoir persuader Bob du contraire(Soundness)</text:p>
            </text:list-item>
            <text:list-item>
              <text:p text:style-name="P3">(3) A l'issu du protocole, Bob ne doit pas avoir gagné d'information concernant s, la seule information déductible doit être le fait qu'Alice connaît s ou non. (Zero Knowledge)</text:p>
            </text:list-item>
          </text:list>
        </text:list-item>
      </text:list>
      <text:p text:style-name="P2"/>
      <text:p text:style-name="P2"><text:tab/>Ces trois propriétés sont les axiomes d'un Protocole à divulgation nulle de connaissance.</text:p>
      <text:p text:style-name="P2"/>
      <text:p text:style-name="P2">On ajoute d'autres propriétés essentielles :</text:p>
      <text:list xml:id="list36370724" text:continue-numbering="true" text:style-name="L1">
        <text:list-item>
          <text:list>
            <text:list-item>
              <text:p text:style-name="P3">Si Eve intercepte l'échange, elle ne doit pas pouvoir s'authentifier auprès de Bob à son tour. (Conséquence de (2), Eve ne connaît pas s)</text:p>
            </text:list-item>
            <text:list-item>
              <text:p text:style-name="P3">La clé privée ne doit pas être déductible de la clé publique (Le protocole doit s'appuyer sur un problème difficile à résoudre)</text:p>
            </text:list-item>
            <text:list-item>
              <text:p text:style-name="P3">Le protocole ne doit pas obliger Alice à transmettre des informations personnelles, même hachées ou cryptées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4"><text:soft-page-break/>→ Support : Protocole d'authentification de Schnorr</text:p>
      <text:p text:style-name="P4"/>
      <text:p text:style-name="P5">Source : <text:a xlink:type="simple" xlink:href="https://link.springer.com/chapter/10.1007/0-387-34805-0_22" text:style-name="Internet_20_link" text:visited-style-name="Visited_20_Internet_20_Link">https://link.springer.com/chapter/10.1007/0-387-34805-0_22</text:a></text:p>
      <text:p text:style-name="P5"/>
      <text:p text:style-name="P5">Appartient à la famille des protocoles Sigma.</text:p>
      <text:p text:style-name="P5">Description abstraite d'un protocole sigma : Constitué de trois phases.</text:p>
      <text:p text:style-name="P5">On note A l'espace des engagement, B l'ensemble des défis, C l'ensemble des réponses.</text:p>
      <text:p text:style-name="P5"/>
      <text:p text:style-name="P5">→ Engagement : Alice envoie a dans A </text:p>
      <text:p text:style-name="P5">→ Défi : Bob envoie b dans B</text:p>
      <text:p text:style-name="P5">→ Réponse : Alice envoie c dans C </text:p>
      <text:p text:style-name="P5"/>
      <text:p text:style-name="P5">→ Vérification : Bob déduit de a,b,c et des informations publiques que la réponse d'Alice correspond à la réponse de quelqu'un possédant la clé. Si c'est le cas, il peut alors choisir de recommencer ou d'accepter.</text:p>
      <text:p text:style-name="P5"/>
      <text:p text:style-name="P5"/>
      <text:p text:style-name="P5"/>
      <text:p text:style-name="P5">Protocole d'authentification de Schnorr : se base sur le problème du log discret.</text:p>
      <text:p text:style-name="P5"/>
      <text:p text:style-name="P6">q : grand nombre premier</text:p>
      <text:p text:style-name="P6">Zq : Corps des entiers modulo q</text:p>
      <text:p text:style-name="P6">Le symbole a^b signifiera ici « (a puissance b) modulo q »</text:p>
      <text:p text:style-name="P6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0">Version utilisée (dans la littérature)</text:p>
          </table:table-cell>
          <table:table-cell table:style-name="Tableau1.B1" office:value-type="string">
            <text:p text:style-name="P10">Mon implémentation</text:p>
          </table:table-cell>
        </table:table-row>
        <table:table-row>
          <table:table-cell table:style-name="Tableau1.A2" office:value-type="string">
            <text:p text:style-name="P13"><text:s text:c="2"/>→ g : element de Zq* (inversible modulo q) d'ordre q (g^q = 1 et pour tout p&lt;q, g^p =/= 1)</text:p>
          </table:table-cell>
          <table:table-cell table:style-name="Tableau1.B2" office:value-type="string">
            <text:p text:style-name="P10">→ g : entier entre 2 et q-1</text:p>
          </table:table-cell>
        </table:table-row>
        <table:table-row>
          <table:table-cell table:style-name="Tableau1.A2" office:value-type="string">
            <text:p text:style-name="P13">-&gt; clé privée s: entier entre 1 et q-1</text:p>
          </table:table-cell>
          <table:table-cell table:style-name="Tableau1.B2" office:value-type="string">
            <text:p text:style-name="P10">Idem</text:p>
          </table:table-cell>
        </table:table-row>
        <table:table-row>
          <table:table-cell table:style-name="Tableau1.A2" office:value-type="string">
            <text:p text:style-name="P13">→ clé publique gs : g^s</text:p>
          </table:table-cell>
          <table:table-cell table:style-name="Tableau1.B2" office:value-type="string">
            <text:p text:style-name="P2">Idem</text:p>
          </table:table-cell>
        </table:table-row>
        <table:table-row>
          <table:table-cell table:style-name="Tableau1.A2" office:value-type="string">
            <text:p text:style-name="P10"><text:span text:style-name="T1">Engagement : </text:span>Alice génère un nombre a au hasard entre 2 et q-1, calcule ga = g^a <text:s/>et envoie ga à Bob</text:p>
          </table:table-cell>
          <table:table-cell table:style-name="Tableau1.B2" office:value-type="string">
            <text:p text:style-name="P10">Idem</text:p>
          </table:table-cell>
        </table:table-row>
        <table:table-row>
          <table:table-cell table:style-name="Tableau1.A2" office:value-type="string">
            <text:p text:style-name="P10"><text:span text:style-name="T1">Défi :</text:span> Bob génère un nombre b au hasard entre 2 et q-1 et envoie b à Alice</text:p>
          </table:table-cell>
          <table:table-cell table:style-name="Tableau1.B2" office:value-type="string">
            <text:p text:style-name="P10">Idem</text:p>
          </table:table-cell>
        </table:table-row>
        <text:soft-page-break/>
        <table:table-row>
          <table:table-cell table:style-name="Tableau1.A2" office:value-type="string">
            <text:p text:style-name="P11">Réponse :<text:span text:style-name="T2"> Alice calcule c = a – b*s mod q et l'envoie à Bob</text:span></text:p>
          </table:table-cell>
          <table:table-cell table:style-name="Tableau1.B2" office:value-type="string">
            <text:p text:style-name="P10">Alice calcule c = a + b*s et l'envoie à Bob </text:p>
          </table:table-cell>
        </table:table-row>
        <table:table-row>
          <table:table-cell table:style-name="Tableau1.A2" office:value-type="string">
            <text:p text:style-name="P11">Vérification : <text:span text:style-name="T2">Bob vérifie que ga = (g^c)*(gs^b) mod q</text:span></text:p>
            <text:p text:style-name="P11"><text:span text:style-name="T2"><text:s/>(= g^(a-b*s)*g^(b*s) = g^a)</text:span></text:p>
            <text:p text:style-name="P12"/>
            <text:p text:style-name="P12"/>
          </table:table-cell>
          <table:table-cell table:style-name="Tableau1.B2" office:value-type="string">
            <text:p text:style-name="P10">Bob vérifie que g^c=ga*gs^b mod q (= g^a*g^(b*s))</text:p>
          </table:table-cell>
        </table:table-row>
      </table:table>
      <text:p text:style-name="P6"/>
      <text:p text:style-name="P6">Difficulté d'implémentation : Le protocole initial impose g d'être un générateur d'ordre q. Cela assure que pour tout a,b&lt;q tel que a=/= b, g^a =/= b. Cependant, quand q est très grand, il devient difficile de trouver un tel générateur. J'ai donc adapté pour que le protocole fonctionne pour un g quelconque, au prix d'une complexité en espace deux fois plus grande lors de la phase de réponse et d'une sécurité potentiellement plus faible (Puisque plusieurs clés privées pourraient dès lors correspondre à une clé publique.) </text:p>
      <text:p text:style-name="P6"/>
      <text:p text:style-name="P6">La différence de sécurité peut être alors mesurée par le premier rang n où il existe a dans [|0,n-1|] tq g^a = g^n (On obtiendrait le nombre maximum de valeurs possibles pour un g fixé, que l'on peut alors comparer à q.)</text:p>
      <text:p text:style-name="P6">[Mesures à venir]</text:p>
      <text:p text:style-name="P6"/>
      <text:p text:style-name="P6"/>
      <text:p text:style-name="P6">Le protocole vérifie-t-il bien les contraintes établies précédemment ?</text:p>
      <text:p text:style-name="P6"/>
      <text:list xml:id="list6564297034901433083" text:style-name="L4">
        <text:list-item>
          <text:p text:style-name="P7">Completeness : Si le protocole s'est bien passé et qu'Alice et Bob sont honnêtes, par propriétés des opérations de l'arithmétique modulaire, la phase de vérification sera acceptée (Vérifié expérimentalement)</text:p>
        </text:list-item>
      </text:list>
      <text:p text:style-name="P6"/>
      <text:list xml:id="list1129305606606470752" text:style-name="L5">
        <text:list-item>
          <text:p text:style-name="P8">Soundness : Si Alice ne connaît pas s, alors la réponse d'Alice a une très faible probabilité d'être a + b*s.</text:p>
          <text:p text:style-name="P8"/>
          <text:p text:style-name="P8">Quelles sont les chances que la réponse d'Alice, qu'on modélisera par un entier c suffisamment grand, mène à l'acceptation ?</text:p>
        </text:list-item>
      </text:list>
      <text:p text:style-name="P6"/>
      <text:p text:style-name="P6"><text:tab/>On itère le protocole un grand nombre de fois, en changeant le comportement d'Alice lors de la phase de réponse, en supposant qu'elle ne <text:soft-page-break/>connaît pas la clé. (Voir la fonction ''</text:p>
      <text:list xml:id="list36395116" text:continue-numbering="true" text:style-name="L5">
        <text:list-header>
          <text:p text:style-name="P8"><text:s/>On peut imaginer plusieurs stratégies d'Alice :</text:p>
          <text:p text:style-name="P8">→ Générer une clé s' et envoyer a + b*s'</text:p>
          <text:p text:style-name="P8">→ Générer un nombre aléatoire très grand.</text:p>
        </text:list-header>
      </text:list>
      <text:p text:style-name="P6"/>
      <text:p text:style-name="P6"><text:tab/>Résultats d’expérience :</text:p>
      <text:p text:style-name="P6"><text:tab/>S : numéro de la stratégie (1 ou 2)</text:p>
      <text:p text:style-name="P6"><text:tab/>N : nombre d'itérations</text:p>
      <text:p text:style-name="P6"><text:tab/>k : nombre de bits des clés</text:p>
      <text:p text:style-name="P6"><text:tab/>→ S=1, N= 1_000_000, k=64 : 0 acceptations</text:p>
      <text:p text:style-name="P6"><text:tab/>→ S=2, N=1_000_000, k = 32 : 0 acceptations</text:p>
      <text:p text:style-name="P6"/>
      <text:p text:style-name="P6"/>
      <text:p text:style-name="P6"><text:tab/>→ S=2, N=1_000_000, k=16 : 50 acceptations</text:p>
      <text:p text:style-name="P6"><text:tab/>→ S=1, N=1_000_000, k=16 : 150 acceptations</text:p>
      <text:p text:style-name="P6"/>
      <text:list xml:id="list8356765195197091757" text:style-name="L6">
        <text:list-item>
          <text:p text:style-name="P9">Zero knowledge : Cas particulier où Bob peut facilement extraire la clé d'Alice au bout de plusieurs itérations du protocole : Si Alice utilise la même valeur d'engagement a pour deux itérations (Voir fonction ''Protocole défectueux'' :</text:p>
          <text:p text:style-name="P9">on note b1,b2 et c1,c2 les valeurs des défis et réponses de ces deux itérations. On a alors c1 = b1*s + a et c2 = b2*s + a (a n'est pas connu de Bob)</text:p>
          <text:p text:style-name="P9">Donc c1 – c2 = (b1-b2)*s</text:p>
          <text:p text:style-name="P9">Donc s = (c1-c2)/(b1-b2)</text:p>
        </text:list-item>
      </text:list>
      <text:p text:style-name="P6"/>
      <text:p text:style-name="P6"/>
      <text:p text:style-name="P6"><text:tab/>Sinon, Bob possédera au bout de plusieurs itérations des entiers c1,...,ck, b1,...,bk tel que il existe a1,...,ak inconnus distincts tel que pour tout i,</text:p>
      <text:p text:style-name="P6">ci = ai + bi*s, et on se pose la question si il peut extraire s [A suivre, peut être que c'est évident, peut être que c'est une conséquence de la difficulté du problème <text:a xlink:type="simple" xlink:href="https://en.wikipedia.org/wiki/Learning_with_errors" text:style-name="Internet_20_link" text:visited-style-name="Visited_20_Internet_20_Link">Learning with Errors</text:a>]</text:p>
      <text:p text:style-name="P5"/>
      <text:p text:style-name="P5"/>
      <text:p text:style-name="P2"><text:tab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émi Renard</meta:initial-creator>
    <meta:creation-date>2024-12-13T14:23:29.95</meta:creation-date>
    <dc:date>2024-12-13T16:12:31.56</dc:date>
    <dc:creator>Rémi Renard</dc:creator>
    <meta:editing-duration>PT46M25S</meta:editing-duration>
    <meta:editing-cycles>6</meta:editing-cycles>
    <meta:generator>OpenOffice/4.1.14$Win32 OpenOffice.org_project/4114m1$Build-9811</meta:generator>
    <meta:document-statistic meta:table-count="1" meta:image-count="0" meta:object-count="0" meta:page-count="4" meta:paragraph-count="69" meta:word-count="968" meta:character-count="5505"/>
  </office:meta>
</office:document-meta>
</file>